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/>
    </style:style>
  </office:automatic-styles>
  <office:body>
    <office:text>
      <text:p text:style-name="P1"> <text:tab/>That’s a decent writing program. Other ones usually disperse the user focus onto too many tools that aren’t always that useful. In order to get a better performance, I decided to try another ways to work, upgrading the general knowledge and experience each time. <text:line-break/> <text:tab/>The prior objective that surges within this kind of action taxonomy, is to go up to a new level in terms of using the modern tools that follows the information technology and the general modern civilization knowledge pinnacles.<text:s text:c="1"/>The prior objective that surges within this kind of action taxonomy, is to go up to a new level in terms of using the modern tools that follows the information technology and the general modern civilization knowledge pinnacles.</text:p>
    </office:text>
  </office:body>
</office:document-content>
</file>

<file path=styles.xml><?xml version="1.0" encoding="utf-8"?>
<office:document-styles xmlns:office="urn:oasis:names:tc:opendocument:xmlns:office:1.0" office:version="1.2"/>
</file>